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819in"/>
    </style:style>
    <style:style style:name="co3" style:family="table-column">
      <style:table-column-properties fo:break-before="auto" style:column-width="3.411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6">
            <text:p>6</text:p>
          </table:table-cell>
          <table:table-cell office:value-type="string">
            <text:p>family</text:p>
          </table:table-cell>
          <table:table-cell table:style-name="Default" office:value-type="string">
            <text:p>fam-il-y</text:p>
          </table:table-cell>
          <table:table-cell office:value-type="string">
            <text:p>mom, dad, sister, brother...</text:p>
          </table:table-cell>
          <table:table-cell office:value-type="string">
            <text:p>How many people are in your family?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aughty</text:p>
          </table:table-cell>
          <table:table-cell table:style-name="Default" office:value-type="string">
            <text:p>naugh-ty</text:p>
          </table:table-cell>
          <table:table-cell office:value-type="string">
            <text:p>not nice, breaking the rules</text:p>
          </table:table-cell>
          <table:table-cell office:value-type="string">
            <text:p>If you are naughty then you can't have break.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irst</text:p>
          </table:table-cell>
          <table:table-cell table:style-name="Default" office:value-type="string">
            <text:p>first</text:p>
          </table:table-cell>
          <table:table-cell office:value-type="string">
            <text:p>number one</text:p>
          </table:table-cell>
          <table:table-cell office:value-type="string">
            <text:p>Please turn to the first page.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ister</text:p>
          </table:table-cell>
          <table:table-cell table:style-name="Default" office:value-type="string">
            <text:p>sis-ter</text:p>
          </table:table-cell>
          <table:table-cell office:value-type="string">
            <text:p>a girl in your family</text:p>
          </table:table-cell>
          <table:table-cell office:value-type="string">
            <text:p>Does your sister have long hair?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rother</text:p>
          </table:table-cell>
          <table:table-cell table:style-name="Default" office:value-type="string">
            <text:p>broth-er</text:p>
          </table:table-cell>
          <table:table-cell office:value-type="string">
            <text:p>a boy in your family</text:p>
          </table:table-cell>
          <table:table-cell office:value-type="string">
            <text:p>My brother can play the guitar.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omplete</text:p>
          </table:table-cell>
          <table:table-cell table:style-name="Default" office:value-type="string">
            <text:p>com-plete</text:p>
          </table:table-cell>
          <table:table-cell office:value-type="string">
            <text:p>done, finished</text:p>
          </table:table-cell>
          <table:table-cell office:value-type="string">
            <text:p>She completes her homework quickly.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apital</text:p>
          </table:table-cell>
          <table:table-cell table:style-name="Default" office:value-type="string">
            <text:p>cap-i-tal</text:p>
          </table:table-cell>
          <table:table-cell office:value-type="string">
            <text:p>the biggest city in a country</text:p>
          </table:table-cell>
          <table:table-cell office:value-type="string">
            <text:p>What is the capital of Taiwan?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octor</text:p>
          </table:table-cell>
          <table:table-cell table:style-name="Default" office:value-type="string">
            <text:p>doc-tor</text:p>
          </table:table-cell>
          <table:table-cell office:value-type="string">
            <text:p>a person who can help you when you're sick</text:p>
          </table:table-cell>
          <table:table-cell office:value-type="string">
            <text:p>Do you need to see a doctor?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eriod</text:p>
          </table:table-cell>
          <table:table-cell office:value-type="string">
            <text:p>per-i-od</text:p>
          </table:table-cell>
          <table:table-cell office:value-type="string">
            <text:p>a dot at the end of a sentence</text:p>
          </table:table-cell>
          <table:table-cell office:value-type="string">
            <text:p>Don't forget to write a period!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place</text:p>
          </table:table-cell>
          <table:table-cell office:value-type="string">
            <text:p>somewhere</text:p>
          </table:table-cell>
          <table:table-cell office:value-type="string">
            <text:p>Can you tell me about your favorite place?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question mark</text:p>
          </table:table-cell>
          <table:table-cell office:value-type="string">
            <text:p>ques-tion-mark</text:p>
          </table:table-cell>
          <table:table-cell office:value-type="string">
            <text:p>a period for questions</text:p>
          </table:table-cell>
          <table:table-cell office:value-type="string">
            <text:p>You need to use a question mark!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string">
            <text:p>blank</text:p>
          </table:table-cell>
          <table:table-cell office:value-type="string">
            <text:p>an empty place where you can write</text:p>
          </table:table-cell>
          <table:table-cell office:value-type="string">
            <text:p>Write the answers in the blanks.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string">
            <text:p>each</text:p>
          </table:table-cell>
          <table:table-cell office:value-type="string">
            <text:p>every one</text:p>
          </table:table-cell>
          <table:table-cell office:value-type="string">
            <text:p>Each ant picks up a bit of food.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orea</text:p>
          </table:table-cell>
          <table:table-cell office:value-type="string">
            <text:p>Ko-re-a</text:p>
          </table:table-cell>
          <table:table-cell office:value-type="string">
            <text:p>a country near Japan and China</text:p>
          </table:table-cell>
          <table:table-cell office:value-type="string">
            <text:p>Have you ever been to Korea?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interview</text:p>
          </table:table-cell>
          <table:table-cell office:value-type="string">
            <text:p>in-ter-view</text:p>
          </table:table-cell>
          <table:table-cell office:value-type="string">
            <text:p>to sit with someone and ask them questions</text:p>
          </table:table-cell>
          <table:table-cell office:value-type="string">
            <text:p>Can I interview you for the newspaper?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istake</text:p>
          </table:table-cell>
          <table:table-cell office:value-type="string">
            <text:p>mis-take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andwich</text:p>
          </table:table-cell>
          <table:table-cell office:value-type="string">
            <text:p>sand-wich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runchy</text:p>
          </table:table-cell>
          <table:table-cell office:value-type="string">
            <text:p>crunch-y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elicious</text:p>
          </table:table-cell>
          <table:table-cell office:value-type="string">
            <text:p>de-li-cious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reakfast</text:p>
          </table:table-cell>
          <table:table-cell office:value-type="string">
            <text:p>break-fast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owel</text:p>
          </table:table-cell>
          <table:table-cell office:value-type="string">
            <text:p>vow-el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onsonant</text:p>
          </table:table-cell>
          <table:table-cell office:value-type="string">
            <text:p>con-son-ant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string">
            <text:p>count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ineapple</text:p>
          </table:table-cell>
          <table:table-cell office:value-type="string">
            <text:p>pine-apple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string">
            <text:p>worm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string">
            <text:p>truck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string">
            <text:p>math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string">
            <text:p>bus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unctuation</text:p>
          </table:table-cell>
          <table:table-cell office:value-type="string">
            <text:p>punc-tu-a-tion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building</text:p>
          </table:table-cell>
          <table:table-cell office:value-type="string">
            <text:p>build-ing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olphin</text:p>
          </table:table-cell>
          <table:table-cell office:value-type="string">
            <text:p>dol-phin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string">
            <text:p>save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board game</text:p>
          </table:table-cell>
          <table:table-cell office:value-type="string">
            <text:p>board-game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string">
            <text:p>doll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string">
            <text:p>yo-yo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robot</text:p>
          </table:table-cell>
          <table:table-cell office:value-type="string">
            <text:p>ro-bot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ticker</text:p>
          </table:table-cell>
          <table:table-cell office:value-type="string">
            <text:p>stick-er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lural</text:p>
          </table:table-cell>
          <table:table-cell office:value-type="string">
            <text:p>plur-al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paghetti</text:p>
          </table:table-cell>
          <table:table-cell office:value-type="string">
            <text:p>spag-het-ti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offee</text:p>
          </table:table-cell>
          <table:table-cell office:value-type="string">
            <text:p>cof-fee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item</text:p>
          </table:table-cell>
          <table:table-cell office:value-type="string">
            <text:p>i-tem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string">
            <text:p>spell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boring</text:p>
          </table:table-cell>
          <table:table-cell office:value-type="string">
            <text:p>bor-ing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finish</text:p>
          </table:table-cell>
          <table:table-cell office:value-type="string">
            <text:p>fin-ish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hower</text:p>
          </table:table-cell>
          <table:table-cell office:value-type="string">
            <text:p>show-er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imple</text:p>
          </table:table-cell>
          <table:table-cell office:value-type="string">
            <text:p>simp-le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different</text:p>
          </table:table-cell>
          <table:table-cell office:value-type="string">
            <text:p>dif-ferent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string">
            <text:p>golf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evening</text:p>
          </table:table-cell>
          <table:table-cell office:value-type="string">
            <text:p>e-vening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important</text:p>
          </table:table-cell>
          <table:table-cell office:value-type="string">
            <text:p>im-port-ant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morning</text:p>
          </table:table-cell>
          <table:table-cell office:value-type="string">
            <text:p>morn-ing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string">
            <text:p>verb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hoto</text:p>
          </table:table-cell>
          <table:table-cell office:value-type="string">
            <text:p>pho-to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string">
            <text:p>sport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string">
            <text:p>catch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continue</text:p>
          </table:table-cell>
          <table:table-cell office:value-type="string">
            <text:p>con-tin-ue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string">
            <text:p>chat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string">
            <text:p>hop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letter</text:p>
          </table:table-cell>
          <table:table-cell office:value-type="string">
            <text:p>let-ter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string">
            <text:p>pool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icture</text:p>
          </table:table-cell>
          <table:table-cell office:value-type="string">
            <text:p>pic-ture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string">
            <text:p>lost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string">
            <text:p>find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silver</text:p>
          </table:table-cell>
          <table:table-cell office:value-type="string">
            <text:p>sil-ver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string">
            <text:p>gold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wallet</text:p>
          </table:table-cell>
          <table:table-cell office:value-type="string">
            <text:p>wall-et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olice</text:p>
          </table:table-cell>
          <table:table-cell office:value-type="string">
            <text:p>po-lice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string">
            <text:p>age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string">
            <text:p>size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string">
            <text:p>shape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kind (adj)</text:p>
          </table:table-cell>
          <table:table-cell office:value-type="string">
            <text:p>kind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arrot</text:p>
          </table:table-cell>
          <table:table-cell office:value-type="string">
            <text:p>par-rot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adjective</text:p>
          </table:table-cell>
          <table:table-cell office:value-type="string">
            <text:p>ad-ject-ive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string">
            <text:p>square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centimeter</text:p>
          </table:table-cell>
          <table:table-cell office:value-type="string">
            <text:p>cent-i-meter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finger</text:p>
          </table:table-cell>
          <table:table-cell office:value-type="string">
            <text:p>fing-er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string">
            <text:p>round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heavy</text:p>
          </table:table-cell>
          <table:table-cell office:value-type="string">
            <text:p>heav-y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string">
            <text:p>young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string">
            <text:p>straight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astronaut</text:p>
          </table:table-cell>
          <table:table-cell office:value-type="string">
            <text:p>as-tro-naut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giraffe</text:p>
          </table:table-cell>
          <table:table-cell office:value-type="string">
            <text:p>gir-affe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string">
            <text:p>arm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string">
            <text:p>steal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ugly</text:p>
          </table:table-cell>
          <table:table-cell office:value-type="string">
            <text:p>ug-ly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interesting</text:p>
          </table:table-cell>
          <table:table-cell office:value-type="string">
            <text:p>in-ter-est-ing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treasure</text:p>
          </table:table-cell>
          <table:table-cell office:value-type="string">
            <text:p>treas-ure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string">
            <text:p>crown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string">
            <text:p>cave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dangerous</text:p>
          </table:table-cell>
          <table:table-cell office:value-type="string">
            <text:p>dan-ger-ous</text:p>
          </table:table-cell>
          <table:table-cell table:number-columns-repeated="2"/>
        </table:table-row>
        <table:table-row table:style-name="ro3">
          <table:table-cell office:value-type="float" office:value="71">
            <text:p>71</text:p>
          </table:table-cell>
          <table:table-cell office:value-type="string">
            <text:p>neighborhood</text:p>
          </table:table-cell>
          <table:table-cell office:value-type="string">
            <text:p>neigh-bor-hood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string">
            <text:p>singular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preposition</text:p>
          </table:table-cell>
          <table:table-cell office:value-type="string">
            <text:p>pre-pos-i-tion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directions</text:p>
          </table:table-cell>
          <table:table-cell office:value-type="string">
            <text:p>di-rec-tions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restaurant</text:p>
          </table:table-cell>
          <table:table-cell office:value-type="string">
            <text:p>rest-aur-ant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string">
            <text:p>store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instructions</text:p>
          </table:table-cell>
          <table:table-cell office:value-type="string">
            <text:p>in-struc-tions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super</text:p>
          </table:table-cell>
          <table:table-cell office:value-type="string">
            <text:p>su-per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midday</text:p>
          </table:table-cell>
          <table:table-cell office:value-type="string">
            <text:p>mid-day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science</text:p>
          </table:table-cell>
          <table:table-cell office:value-type="string">
            <text:p>sci-ence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P.E.</text:p>
          </table:table-cell>
          <table:table-cell office:value-type="string">
            <text:p>P.-E.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ideal</text:p>
          </table:table-cell>
          <table:table-cell office:value-type="string">
            <text:p>i-deal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connect</text:p>
          </table:table-cell>
          <table:table-cell office:value-type="string">
            <text:p>con-nect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omelet</text:p>
          </table:table-cell>
          <table:table-cell office:value-type="string">
            <text:p>ome-let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alad</text:p>
          </table:table-cell>
          <table:table-cell office:value-type="string">
            <text:p>sal-ad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string">
            <text:p>pork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dessert</text:p>
          </table:table-cell>
          <table:table-cell office:value-type="string">
            <text:p>des-sert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string">
            <text:p>beef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noodle</text:p>
          </table:table-cell>
          <table:table-cell office:value-type="string">
            <text:p>nood-le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avoid</text:p>
          </table:table-cell>
          <table:table-cell office:value-type="string">
            <text:p>a-void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string">
            <text:p>chips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carrot</text:p>
          </table:table-cell>
          <table:table-cell office:value-type="string">
            <text:p>car-rot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celery</text:p>
          </table:table-cell>
          <table:table-cell office:value-type="string">
            <text:p>cel-er-y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terrible</text:p>
          </table:table-cell>
          <table:table-cell office:value-type="string">
            <text:p>ter-ri-ble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pecific</text:p>
          </table:table-cell>
          <table:table-cell office:value-type="string">
            <text:p>spe-ci-fic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ushi</text:p>
          </table:table-cell>
          <table:table-cell office:value-type="string">
            <text:p>su-shi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oda</text:p>
          </table:table-cell>
          <table:table-cell office:value-type="string">
            <text:p>so-da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string">
            <text:p>so-so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string">
            <text:p>salt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side dish</text:p>
          </table:table-cell>
          <table:table-cell office:value-type="string">
            <text:p>side-dish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exciting</text:p>
          </table:table-cell>
          <table:table-cell office:value-type="string">
            <text:p>ex-ci-ting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string">
            <text:p>camp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string">
            <text:p>surf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wave (n)</text:p>
          </table:table-cell>
          <table:table-cell office:value-type="string">
            <text:p>wave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string">
            <text:p>hike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string">
            <text:p>ghost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exercise</text:p>
          </table:table-cell>
          <table:table-cell office:value-type="string">
            <text:p>ex-er-cise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Frisbee</text:p>
          </table:table-cell>
          <table:table-cell office:value-type="string">
            <text:p>Fris-bee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6">09/06/2020</text:date>, <text:time>23:2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1M36S</meta:editing-duration>
    <meta:editing-cycles>10</meta:editing-cycles>
    <meta:generator>OpenOffice/4.1.6$Win32 OpenOffice.org_project/416m1$Build-9790</meta:generator>
    <dc:date>2020-09-06T23:20:42.14</dc:date>
    <meta:document-statistic meta:table-count="3" meta:cell-count="414" meta:object-count="0"/>
    <meta:user-defined meta:name="Info 1"/>
    <meta:user-defined meta:name="Info 2"/>
    <meta:user-defined meta:name="Info 3"/>
    <meta:user-defined meta:name="Info 4"/>
  </office:meta>
</office:document-meta>
</file>